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line-height="150%" fo:text-align="start" style:justify-single-word="false" fo:text-indent="0.5in" style:auto-text-indent="false"/>
      <style:text-properties style:use-window-font-color="true" style:font-name="Times New Roman" fo:font-size="12pt" fo:font-weight="normal" fo:background-color="transparent" style:font-name-asian="Times New Roman" style:font-name-complex="Times New Roman"/>
    </style:style>
    <style:style style:name="P2" style:family="paragraph" style:parent-style-name="Standard">
      <style:paragraph-properties fo:margin-left="0in" fo:margin-right="0in" fo:line-height="150%" fo:text-align="start" style:justify-single-word="false" fo:text-indent="0in" style:auto-text-indent="false"/>
      <style:text-properties style:use-window-font-color="true" style:font-name="Times New Roman" fo:font-size="12pt" fo:font-weight="bold" fo:background-color="transparent" style:font-name-asian="Times New Roman" style:font-weight-asian="bold" style:font-name-complex="Times New Roman" style:font-weight-complex="bold"/>
    </style:style>
    <style:style style:name="P3" style:family="paragraph" style:parent-style-name="Standard">
      <style:paragraph-properties fo:margin-left="0in" fo:margin-right="0in" fo:line-height="150%" fo:text-align="start" style:justify-single-word="false" fo:text-indent="0.5in" style:auto-text-indent="false"/>
      <style:text-properties style:use-window-font-color="true" style:font-name="Times New Roman" fo:font-size="12pt" fo:font-weight="normal" fo:background-color="transparent" style:font-name-asian="Times New Roman" style:font-name-complex="Times New Roman"/>
    </style:style>
    <style:style style:name="P4" style:family="paragraph" style:parent-style-name="Heading_20_1">
      <style:paragraph-properties fo:margin-left="0in" fo:margin-right="0in" fo:line-height="150%" fo:text-align="center" style:justify-single-word="false" fo:text-indent="0.5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ReadMe</text:h>
      <text:h text:style-name="Heading_20_1" text:outline-level="1">Setup:</text:h>
      <text:p text:style-name="P1">The libraries are linked by source so you need both the andEngine and physics extension as projects. Then you need to add them as libraries under Properties&gt;Android.</text:p>
      <text:h text:style-name="Heading_20_1" text:outline-level="1">Play:</text:h>
      <text:p text:style-name="P1">Use the Dpad to move, attack and charge, space will also jump. Touch the screen to add clouds to get up places.</text:p>
      <text:p text:style-name="P1">Press menu button during game play to access save and load features. Save will save level you are in, life counts, and energy counts. Watch out monster push you around and steal your energy. The best way to use clouds is either placing them below you as you jump. Another good way is by building a slope then jumping up it. You will only fall through a very large gap in the clouds. It is best to just avoid or block the monsters from attacking you. The Boss will fly throw your clouds so you can't trap him. The best way to stop the <text:s/>spinning obstacles is with a well placed cloud. If you are feeling luck just jump into the path of a <text:s/>spinning obstacles and it will launch you!</text:p>
      <text:h text:style-name="Heading_20_1" text:outline-level="1">AI:</text:h>
      <text:p text:style-name="P1">In this version we implemented a simple AI that patrols until it see the player then moves towards the player. This was done through the DumbAI class. In the next version there will be flying AI. The flying AI the boss. All the AI related classes are in the the AI package. AIupdate, AstarPathing and Boss make up the flying AI. <text:s/>AIupdate is a state machine that uses <text:s/>AstarPathing to move. <text:s/>Boss is simply a container class for all the animation etc. The Flying AI will roam the map until is sees the <text:s/>player them move to attack the player. After the player attacks the AI moves away and the cycle repeats. Monster and DumbAI make up the other AI. This AI patrols until the player gets close enough then they blindly walk towards the player. </text:p>
      <text:p text:style-name="P2">NEW:</text:p>
      <text:p text:style-name="P1">The new things are the flying AI, optimized DumbAI, Particles for the player, more levels and spinning obstacles. Files are Spin, <text:s/>Particles, <text:s/>AIupdate, AstarPathing and Boss plus TMX files in assets/tmx.</text:p>
      <text:p text:style-name="P2">WALKTHROUGH:</text:p>
      <text:p text:style-name="P1">Save every level to make sure you get through!</text:p>
      <text:p text:style-name="P1"><text:soft-page-break/>Tutorial level: You can jump the gap or place one cloud to get across.</text:p>
      <text:p text:style-name="P1">First level: It is best to travel across the gaps using two clouds each. Place two cloud jump on to them then place the next two.</text:p>
      <text:p text:style-name="P1">Second level: Quickly build a ramp to the platform with clouds. This helps you and blocks the monsters. Jump up to the platform and make another ramp, you don't have yo go to the top of the tower. Jump off the tower and you can make it all the way to the goal.</text:p>
      <text:p text:style-name="P1">Third level: <text:s/>Quickly build a ramp to the first spinner with clouds. Again blocking the monster. Jump to the spinner then use two clouds to the next one. Repeat until you reach the end.</text:p>
      <text:p text:style-name="P1">Forth level: Quickly build a ramp to the platform with the monster. You can either kill it or let it drop in the water. Use bridges of 3 to 2 clouds to make it to the end.</text:p>
      <text:p text:style-name="P1">Fifth level: Quickly build a ramp to the platform with the monster. You will probably have to hit this one. Use clouds to get over the gaps, one each in the first two and two in the last one. Then jump to the end.</text:p>
      <text:p text:style-name="P1">Sixth level: <text:s/>Quickly build a ramp to the first spinner with clouds Jump to the spinner then use two clouds to the next one. Repeat until you reach the end. Then make a ramp up with 3 to 2 clouds.</text:p>
      <text:p text:style-name="P1">Seventh level: Quickly build a ramp to the platform with clouds. This is a very hard level. Most of the gaps you can cross with one cloud. There are two ways follow the platforms or after getting out for under the platform the exit is on use clouds to jump up by placing them under you.</text:p>
      <text:p text:style-name="P1">Eighth level: Almost done! This is the Boss level so save. You have to beat the boss before you can got through the final tree. You will see the boss roaming around in the center of the map. She will come to you before you see her. It is best to attack her then run away. This is because after you attack her she will try to run away, the longer you chase her the longer he runs. Run up to her hit her and run away. If you want a challenge try to hit here as she runs away.</text:p>
      <text:p text:style-name="Standard">Things that were not implemented:</text:p>
      <text:p text:style-name="P1">Changing music depending on the level - we found that our levels were not long enough in order to change the music, out song was good enough to suffice for the whole game.</text:p>
      <text:p text:style-name="P1">Flocking - <text:s/>because it would have taken too much CP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10-02T20:07:52</dc:date>
    <dc:creator>Brooks </dc:creator>
    <meta:editing-duration>PT56M6S</meta:editing-duration>
    <meta:editing-cycles>13</meta:editing-cycles>
    <meta:generator>LibreOffice/3.3$Unix LibreOffice_project/330m19$Build-401</meta:generator>
    <meta:document-statistic meta:table-count="0" meta:image-count="0" meta:object-count="0" meta:page-count="2" meta:paragraph-count="24" meta:word-count="814" meta:character-count="4224"/>
  </office:meta>
</office:document-meta>
</file>